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'</text:p>
          </table:table-cell>
          <table:table-cell office:value-type="string">
            <text:p><text:s/>1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string">
            <text:p><text:s/>13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string">
            <text:p><text:s/>13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<text:s/>3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string">
            <text:p><text:s/>18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<text:s/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<text:s/>1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<text:s/>4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<text:s/>32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<text:s/>13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<text:s/>27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<text:s/>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<text:s/>1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<text:s/>11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<text:s/>5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<text:s/>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<text:s/>27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<text:s/>52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<text:s/>13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88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<text:s/>31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<text:s/>99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<text:s/>71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<text:s/>17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<text:s/>40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<text:s/>13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<text:s/>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3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<text:s/>12</text:p>
          </table:table-cell>
        </table:table-row>
      </table:table>
      <table:table table:name="sort alph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/>
          <table:table-cell>
            <draw:frame table:end-cell-address="'sort alph'.L23" table:end-x="2.258cm" table:end-y="0.318cm" draw:z-index="0" draw:style-name="gr1" svg:width="18.092cm" svg:height="8.839cm" svg:x="2.231cm" svg:y="0.027cm">
              <draw:object draw:notify-on-update-of-ranges="'sort alph'.A1:'sort alph'.A23 'sort alph'.B1:'sort alph'.B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O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sort freq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E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float" office:value="88">
            <text:p>88</text:p>
          </table:table-cell>
          <table:table-cell/>
          <table:table-cell>
            <draw:frame table:end-cell-address="'sort freq'.L24" table:end-x="2.066cm" table:end-y="0.028cm" draw:z-index="0" draw:style-name="gr1" svg:width="17.965cm" svg:height="9.134cm" svg:x="2.166cm" svg:y="0.341cm">
              <draw:object draw:notify-on-update-of-ranges="'sort freq'.A1:'sort freq'.A23 'sort freq'.B1:'sort freq'.B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O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full sort alph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table:number-columns-repeated="2"/>
          <table:table-cell>
            <draw:frame table:end-cell-address="'full sort alph'.L23" table:end-x="2.203cm" table:end-y="0.344cm" draw:z-index="0" draw:style-name="gr1" svg:width="17.991cm" svg:height="8.923cm" svg:x="0.019cm" svg:y="0.419cm">
              <draw:object draw:notify-on-update-of-ranges="'full sort alph'.A1:'full sort alph'.A26 'full sort alph'.B1:'full sort alph'.B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table:style-name="ce2"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Q</text:p>
          </table:table-cell>
          <table:table-cell table:style-name="ce2"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</table:table>
      <table:database-ranges>
        <table:database-range table:target-range-address="'sort alph'.A1:'sort alph'.B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21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</meta:initial-creator>
    <meta:creation-date>2011-03-29T21:25:57</meta:creation-date>
    <dc:date>2011-03-29T21:44:50</dc:date>
    <dc:creator>Mike </dc:creator>
    <meta:editing-duration>PT00H18M55S</meta:editing-duration>
    <meta:editing-cycles>4</meta:editing-cycles>
    <meta:generator>OpenOffice.org/3.2$Unix OpenOffice.org_project/320m19$Build-9505</meta:generator>
    <meta:document-statistic meta:table-count="4" meta:cell-count="2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93cm" svg:height="8.84cm" xlink:href=".." chart:class="chart:bar" chart:style-name="ch1">
        <chart:legend chart:legend-position="end" svg:x="15.838cm" svg:y="4.138cm" chart:style-name="ch2"/>
        <chart:plot-area chart:style-name="ch3" table:cell-range-address="'sort alph'.A1:'sort alph'.B23" chart:data-source-has-labels="column" svg:x="0.361cm" svg:y="0.176cm" svg:width="15.117cm" svg:height="8.312cm">
          <chart:axis chart:dimension="x" chart:name="primary-x" chart:style-name="ch4">
            <chart:categories table:cell-range-address="'sort alph'.A1:'sort alph'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rt alph'.B1:'sort alph'.B23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sort alph'.A1:'sort alph'.A23">A</text:p>
              </table:table-cell>
              <table:table-cell office:value-type="float" office:value="12">
                <text:p text:id="'sort alph'.B1:'sort alph'.B23">1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66cm" svg:height="9.135cm" xlink:href=".." chart:class="chart:bar" chart:style-name="ch1">
        <chart:legend chart:legend-position="end" svg:x="15.713cm" svg:y="4.285cm" chart:style-name="ch2"/>
        <chart:plot-area chart:style-name="ch3" table:cell-range-address="'sort freq'.A1:'sort freq'.B23" chart:data-source-has-labels="column" svg:x="0.359cm" svg:y="0.182cm" svg:width="14.996cm" svg:height="8.589cm">
          <chart:axis chart:dimension="x" chart:name="primary-x" chart:style-name="ch4">
            <chart:categories table:cell-range-address="'sort freq'.A1:'sort freq'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rt freq'.B1:'sort freq'.B23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sort freq'.A1:'sort freq'.A23">E</text:p>
              </table:table-cell>
              <table:table-cell office:value-type="float" office:value="131">
                <text:p text:id="'sort freq'.B1:'sort freq'.B23">13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92cm" svg:height="8.924cm" xlink:href=".." chart:class="chart:bar" chart:style-name="ch1">
        <chart:legend chart:legend-position="end" svg:x="15.739cm" svg:y="4.18cm" chart:style-name="ch2"/>
        <chart:plot-area chart:style-name="ch3" table:cell-range-address="'full sort alph'.A1:'full sort alph'.B26" chart:data-source-has-labels="column" svg:x="0.359cm" svg:y="0.178cm" svg:width="15.022cm" svg:height="8.39cm">
          <chart:axis chart:dimension="x" chart:name="primary-x" chart:style-name="ch4">
            <chart:categories table:cell-range-address="'full sort alph'.A1:'full sort alph'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ull sort alph'.B1:'full sort alph'.B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full sort alph'.A1:'full sort alph'.A26">A</text:p>
              </table:table-cell>
              <table:table-cell office:value-type="float" office:value="12">
                <text:p text:id="'full sort alph'.B1:'full sort alph'.B26">1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